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0000001A4E4449367.jpg" manifest:media-type="image/jpeg"/>
  <manifest:file-entry manifest:full-path="Pictures/1000000000000230000001A4D061E680.jpg" manifest:media-type="image/jpeg"/>
  <manifest:file-entry manifest:full-path="Pictures/1000000000000480000002055C201250.jpg" manifest:media-type="image/jpeg"/>
  <manifest:file-entry manifest:full-path="Pictures/1000000000000230000001A4F12F020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graphics2" text:anchor-type="paragraph" svg:width="5.8335in" svg:height="4.3752in" draw:z-index="1"><draw:image xlink:href="Pictures/1000000000000230000001A4E4449367.jpg" xlink:type="simple" xlink:show="embed" xlink:actuate="onLoad"/></draw:frame></text:p>
      <text:p text:style-name="Standard"/>
      <text:p text:style-name="Standard"><draw:frame draw:style-name="fr2" draw:name="graphics3" text:anchor-type="paragraph" svg:width="5.8335in" svg:height="4.3752in" draw:z-index="2"><draw:image xlink:href="Pictures/1000000000000230000001A4F12F020F.jpg" xlink:type="simple" xlink:show="embed" xlink:actuate="onLoad"/></draw:frame></text:p>
      <text:p text:style-name="Standard"><draw:frame draw:style-name="fr1" draw:name="graphics1" text:anchor-type="paragraph" svg:x="0.0311in" svg:y="0.102in" svg:width="6.9252in" svg:height="4.548in" draw:z-index="0"><draw:image xlink:href="Pictures/1000000000000480000002055C201250.jpg" xlink:type="simple" xlink:show="embed" xlink:actuate="onLoad"/></draw:frame><text:soft-page-break/></text:p>
      <text:p text:style-name="Standard"><draw:frame draw:style-name="fr1" draw:name="graphics4" text:anchor-type="paragraph" svg:x="0.2752in" svg:y="0.1161in" svg:width="5.8335in" svg:height="4.3752in" draw:z-index="3"><draw:image xlink:href="Pictures/1000000000000230000001A4D061E680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ngh </meta:initial-creator>
    <meta:creation-date>2012-12-04T11:18:17</meta:creation-date>
    <dc:date>2012-12-04T12:13:50</dc:date>
    <dc:creator>singh </dc:creator>
    <meta:editing-duration>PT40M23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3.5$Linux_X86_64 LibreOffice_project/350m1$Build-2</meta:generator>
  </office:meta>
</office:document-meta>
</file>